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9f07" officeooo:paragraph-rsid="00029f07"/>
    </style:style>
    <style:style style:name="P2" style:family="paragraph" style:parent-style-name="Standard">
      <style:text-properties officeooo:rsid="00040840" officeooo:paragraph-rsid="00040840"/>
    </style:style>
    <style:style style:name="P3" style:family="paragraph" style:parent-style-name="Standard">
      <style:text-properties officeooo:rsid="0005c356" officeooo:paragraph-rsid="0005c356"/>
    </style:style>
    <style:style style:name="P4" style:family="paragraph" style:parent-style-name="Standard">
      <style:text-properties officeooo:rsid="0007a0e7" officeooo:paragraph-rsid="0007a0e7"/>
    </style:style>
    <style:style style:name="T1" style:family="text">
      <style:text-properties officeooo:rsid="0007a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W Stabilize mode</text:p>
      <text:p text:style-name="P4">all disturbances are correctly handled</text:p>
      <text:p text:style-name="P4">all stick input correctly handled</text:p>
      <text:p text:style-name="P4"/>
      <text:p text:style-name="P4">FW Acro mode</text:p>
      <text:p text:style-name="P4">all disturbances are correctly handled</text:p>
      <text:p text:style-name="P4">stick input is acting exactly like a multicopter on all a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14:11.846171679</meta:creation-date>
    <dc:date>2020-01-31T14:50:30.777883767</dc:date>
    <meta:editing-duration>PT15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2" meta:character-count="198" meta:non-whitespace-character-count="172"/>
  </office:meta>
</office:document-meta>
</file>